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officeooo:rsid="000e53ed" officeooo:paragraph-rsid="000e53e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17" style:family="paragraph" style:parent-style-name="Standard">
      <style:text-properties officeooo:rsid="000f5687" officeooo:paragraph-rsid="000f5687"/>
    </style:style>
    <style:style style:name="P18" style:family="paragraph" style:parent-style-name="Standard">
      <style:text-properties officeooo:rsid="000d2928" officeooo:paragraph-rsid="000d2928"/>
    </style:style>
    <style:style style:name="P19" style:family="paragraph" style:parent-style-name="Standard">
      <style:text-properties officeooo:paragraph-rsid="00132950"/>
    </style:style>
    <style:style style:name="P20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21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22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23" style:family="paragraph" style:parent-style-name="Standard">
      <style:text-properties officeooo:paragraph-rsid="00191961"/>
    </style:style>
    <style:style style:name="P24" style:family="paragraph" style:parent-style-name="Standard">
      <style:text-properties officeooo:rsid="001caaf8" officeooo:paragraph-rsid="001caaf8"/>
    </style:style>
    <style:style style:name="P25" style:family="paragraph" style:parent-style-name="Standard">
      <style:text-properties officeooo:paragraph-rsid="001caaf8"/>
    </style:style>
    <style:style style:name="P26" style:family="paragraph" style:parent-style-name="Standard">
      <style:text-properties officeooo:rsid="001d1097" officeooo:paragraph-rsid="001d1097"/>
    </style:style>
    <style:style style:name="P27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08e09" officeooo:paragraph-rsid="00208e09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08e09" officeooo:paragraph-rsid="00208e09" style:font-weight-asian="bold" style:font-weight-complex="bold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officeooo:rsid="0010d2f8"/>
    </style:style>
    <style:style style:name="T8" style:family="text">
      <style:text-properties officeooo:rsid="001265e0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32950" style:font-weight-asian="normal" style:font-weight-complex="normal"/>
    </style:style>
    <style:style style:name="T11" style:family="text">
      <style:text-properties officeooo:rsid="00191961"/>
    </style:style>
    <style:style style:name="T12" style:family="text">
      <style:text-properties officeooo:rsid="001caaf8"/>
    </style:style>
    <style:style style:name="T13" style:family="text">
      <style:text-properties officeooo:rsid="001ed850"/>
    </style:style>
    <style:style style:name="T14" style:family="text">
      <style:text-properties fo:color="#800000" officeooo:rsid="001ed850"/>
    </style:style>
    <style:style style:name="T15" style:family="text">
      <style:text-properties fo:color="#ff3333" officeooo:rsid="001ed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Launching Learning Joy:</text:span><text:span text:style-name="T5"> </text:span><text:span text:style-name="T6">roslaunch learning_joy turtle_joy.launch</text:span></text:p>
      <text:p text:style-name="P1"/>
      <text:p text:style-name="P23"><text:span text:style-name="T11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/text:p>
      <text:p text:style-name="P12"/>
      <text:p text:style-name="P6"><text:span text:style-name="T2">Launching Bebop driver: </text:span>roslaunch bebop_driver bebop_node.launch</text:p>
      <text:p text:style-name="P1"/>
      <text:p text:style-name="P25"><text:span text:style-name="T12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24"/>
      <text:p text:style-name="P8">Update Dependencies:</text:p>
      <text:p text:style-name="P7">rosdep update</text:p>
      <text:p text:style-name="P7">rosdep install --from-paths src -i</text:p>
      <text:p text:style-name="P1"/>
      <text:p text:style-name="P11">Git:</text:p>
      <text:p text:style-name="P21">git add *</text:p>
      <text:p text:style-name="P21">git commit -m “text”</text:p>
      <text:p text:style-name="P21">git push -u origin master</text:p>
      <text:p text:style-name="P22">username: <text:a xlink:type="simple" xlink:href="mailto:ivanchew92@gmail.com" text:style-name="Internet_20_link" text:visited-style-name="Visited_20_Internet_20_Link">ivanchew92@gmail.com</text:a></text:p>
      <text:p text:style-name="P22">password: kingdom9419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7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26"/>
      <text:p text:style-name="P26">The file was saved to the /home/.ros folder by default when activated through a launch file. Specify cwd="node" in the node .xml line to specify the output to the current directory. <text:span text:style-name="T15">Doesn’t work</text:span><text:span text:style-name="T13">.</text:span></text:p>
      <text:p text:style-name="P4"/>
      <text:p text:style-name="P15">Note 1: Launching Image View Package from Launch File.</text:p>
      <text:p text:style-name="P14"/>
      <text:p text:style-name="P17">Remapping needs to be performed <text:span text:style-name="T8">to launch the image_view node through a ROS launch file.</text:span></text:p>
      <text:p text:style-name="P17"/>
      <text:p text:style-name="P16">Note 2: Cmd_Vel Timeout</text:p>
      <text:p text:style-name="P20"/>
      <text:p text:style-name="P20">If no piloting command is received by the driver within this timeout period, the driver issues a stop command which causes the drone to hover.</text:p>
      <text:p text:style-name="P20"/>
      <text:p text:style-name="P19"><text:span text:style-name="T10">Ref: </text:span><text:a xlink:type="simple" xlink:href="https://bebop-autonomy.readthedocs.io/en/latest/configuration.html" text:style-name="Internet_20_link" text:visited-style-name="Visited_20_Internet_20_Link"><text:span text:style-name="T9">https://bebop-autonomy.readthedocs.io/en/latest/configuration.html</text:span></text:a></text:p>
      <text:p text:style-name="P20"/>
      <text:p text:style-name="P27"><text:soft-page-break/>To solve the problem, create a node that publishes at a fix rate to avoid the timeout problem.</text:p>
      <text:p text:style-name="P27"/>
      <text:p text:style-name="P29">Temporary</text:p>
      <text:p text:style-name="P29"/>
      <text:p text:style-name="P28">add_executable(tracking_test src/tracking_test.cpp)</text:p>
      <text:p text:style-name="P28">target_link_libraries(tracking_test ${catkin_LIBRARIES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07T01:15:30.141929462</dc:date>
    <meta:editing-duration>PT6H41M24S</meta:editing-duration>
    <meta:editing-cycles>23</meta:editing-cycles>
    <meta:document-statistic meta:table-count="0" meta:image-count="0" meta:object-count="0" meta:page-count="2" meta:paragraph-count="32" meta:word-count="230" meta:character-count="1842" meta:non-whitespace-character-count="1641"/>
  </office:meta>
</office:document-meta>
</file>